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D4C00000680AAE16C058D429935.png" manifest:media-type="image/png"/>
  <manifest:file-entry manifest:full-path="Pictures/10000201000008EE000006A0F27186D1C0F454FF.png" manifest:media-type="image/png"/>
  <manifest:file-entry manifest:full-path="Pictures/10000201000009CC00000380448B34B3CEB21F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arabun" svg:font-family="Sarabun, 'Avenir Book'"/>
    <style:font-face style:name="Source Sans Pro1" svg:font-family="'Source Sans Pro', 'Segoe UI'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ohit Devanagari" svg:font-family="'Lohit Devanagari'" style:font-pitch="variable"/>
    <style:font-face style:name="Noto Sans CJK SC2" svg:font-family="'Noto Sans CJK SC'" style:font-pitch="variable"/>
    <style:font-face style:name="OpenSymbol1" svg:font-family="OpenSymbol, 'Arial Unicode MS'" style:font-pitch="variable"/>
    <style:font-face style:name="Sarabun1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0.1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5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1.5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5.2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style:text-properties fo:color="#000000" style:font-name="Source Sans Pro1" fo:font-size="24pt" style:letter-kerning="true" style:font-name-asian="Noto Sans CJK SC1" style:font-size-asian="24pt" style:font-name-complex="Source Sans Pro1" style:font-size-complex="20pt"/>
    </style:style>
    <style:style style:name="P7" style:family="paragraph">
      <loext:graphic-properties draw:fill="none" draw:fill-color="#ffffff"/>
      <style:text-properties fo:color="#000000" style:font-name="Source Sans Pro1" fo:font-size="24pt" style:letter-kerning="true" style:font-name-asian="Noto Sans CJK SC1" style:font-size-asian="24pt" style:font-name-complex="Source Sans Pro1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Source Sans Pro1" fo:font-size="24pt" style:font-size-asian="24pt" style:font-name-complex="Source Sans Pro1" style:font-size-complex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Liberation Sans2" fo:font-size="44pt" style:letter-kerning="true" style:font-name-asian="Noto Sans CJK SC1" style:font-size-asian="44pt" style:font-name-complex="Lohit Devanagari1" style:font-size-complex="4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font-name="Source Sans Pro1" fo:font-size="24pt" style:font-size-asian="24pt" style:font-name-complex="Source Sans Pro1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e1422" style:font-name="Sarabun" fo:font-size="24pt" style:font-size-asian="24pt" style:font-name-complex="Sarabun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5.699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3" draw:layer="layout" svg:width="15.24cm" svg:height="10.414cm" svg:x="2.905cm" svg:y="16.748cm">
          <draw:text-box>
            <text:p><text:span text:style-name="T2">1 </text:span><text:span text:style-name="T2">卡頓問題；</text:span></text:p>
            <text:p><text:span text:style-name="T2">2 </text:span><text:span text:style-name="T2">即時排名；</text:span></text:p>
            <text:p><text:span text:style-name="T2">3 </text:span><text:span text:style-name="T2">海拔進度條；</text:span></text:p>
            <text:p><text:span text:style-name="T2">4 </text:span><text:span text:style-name="T2">其他優化；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5.113cm" svg:height="4.191cm" svg:x="2.524cm" svg:y="2.524cm">
          <draw:text-box>
            <text:p text:style-name="P4"><text:span text:style-name="T2">卡頓問題</text:span></text:p>
          </draw:text-box>
        </draw:frame>
        <draw:frame draw:style-name="gr4" draw:text-style-name="P1" draw:layer="layout" svg:width="18.999cm" svg:height="5.842cm" svg:x="1.001cm" svg:y="22.717cm">
          <draw:image xlink:href="Pictures/10000201000009CC00000380448B34B3CEB21FA9.png" xlink:type="simple" xlink:show="embed" xlink:actuate="onLoad" loext:mime-type="image/png">
            <text:p/>
          </draw:image>
        </draw:frame>
        <draw:frame draw:style-name="gr4" draw:text-style-name="P1" draw:layer="layout" svg:width="18.999cm" svg:height="7cm" svg:x="1cm" svg:y="6.192cm">
          <draw:image xlink:href="Pictures/1000020100000D4C00000680AAE16C058D429935.png" xlink:type="simple" xlink:show="embed" xlink:actuate="onLoad" loext:mime-type="image/png">
            <text:p/>
          </draw:image>
        </draw:frame>
        <draw:frame draw:style-name="gr4" draw:text-style-name="P1" draw:layer="layout" svg:width="18.999cm" svg:height="8.001cm" svg:x="1.001cm" svg:y="14.208cm">
          <draw:image xlink:href="Pictures/10000201000008EE000006A0F27186D1C0F454FF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3" draw:text-style-name="P5" draw:layer="layout" svg:width="15.113cm" svg:height="4.191cm" svg:x="2.524cm" svg:y="2.524cm">
          <draw:text-box>
            <text:p text:style-name="P4"><text:span text:style-name="T2">即時排名</text:span></text:p>
          </draw:text-box>
        </draw:frame>
        <draw:frame draw:style-name="gr5" draw:text-style-name="P7" draw:layer="layout" svg:width="15.24cm" svg:height="16.199cm" svg:x="2.778cm" svg:y="8.804cm">
          <draw:text-box>
            <text:p text:style-name="P6">1 之前算法：根據鴿子的總距離進行比較排名；</text:p>
            <text:p text:style-name="P6">2 之後算法：根據當前point和終點的距離，進行排名；</text:p>
            <text:p text:style-name="P6">3 待解決：距離計算上面還有bug；</text:p>
          </draw:text-box>
        </draw:frame>
      </draw:page>
      <draw:page draw:name="page4" draw:style-name="dp1" draw:master-page-name="Default">
        <draw:frame draw:style-name="gr3" draw:text-style-name="P5" draw:layer="layout" svg:width="15.113cm" svg:height="4.191cm" svg:x="2.524cm" svg:y="2.524cm">
          <draw:text-box>
            <text:p text:style-name="P4"><text:span text:style-name="T2">海拔進度條</text:span></text:p>
          </draw:text-box>
        </draw:frame>
        <draw:frame draw:style-name="gr6" draw:text-style-name="P8" draw:layer="layout" svg:width="16.891cm" svg:height="21.787cm" svg:x="1.889cm" svg:y="8.931cm">
          <draw:text-box>
            <text:p><text:span text:style-name="T3">1 </text:span><text:span text:style-name="T3">需求分析：可以動態顯示當前鴿子的進度，並有海拔圖形；</text:span></text:p>
            <text:p><text:span text:style-name="T3">2 </text:span><text:span text:style-name="T3">功能設計：</text:span></text:p>
            <text:p><text:span text:style-name="T3">功能</text:span><text:span text:style-name="T3">1</text:span><text:span text:style-name="T3">：變更當前追蹤的鴿子的</text:span><text:span text:style-name="T3">id</text:span><text:span text:style-name="T3">的時候，變更顯示的海拔進度條；</text:span></text:p>
            <text:p><text:span text:style-name="T3">功能</text:span><text:span text:style-name="T3">2</text:span><text:span text:style-name="T3">：到達某個點時候，自動更新進度；</text:span></text:p>
            <text:p><text:span text:style-name="T3">3 </text:span><text:span text:style-name="T3">工具：</text:span><text:span text:style-name="T3">chart.js </text:span><text:span text:style-name="T3">； </text:span></text:p>
            <text:p><text:span text:style-name="T4"/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frame draw:style-name="gr7" draw:text-style-name="P10" draw:layer="layout" svg:width="11.557cm" svg:height="2.253cm" svg:x="4.81cm" svg:y="3.413cm">
          <draw:text-box>
            <text:p text:style-name="P9">其他優化</text:p>
          </draw:text-box>
        </draw:frame>
        <draw:frame draw:style-name="gr8" draw:text-style-name="P8" draw:layer="layout" svg:width="16.714cm" svg:height="15.494cm" svg:x="1.939cm" svg:y="9.509cm">
          <draw:text-box>
            <text:p><text:span text:style-name="T3">1 <text:s/>loading</text:span><text:span text:style-name="T3">速度加快；</text:span></text:p>
            <text:p><text:span text:style-name="T3">2 </text:span><text:span text:style-name="T3">根據</text:span><text:span text:style-name="T3">relive</text:span><text:span text:style-name="T3">視角調整（還在進行中）</text:span><text:span text:style-name="T5">；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arabun" svg:font-family="Sarabun, 'Avenir Book'"/>
    <style:font-face style:name="Source Sans Pro1" svg:font-family="'Source Sans Pro', 'Segoe UI'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ohit Devanagari" svg:font-family="'Lohit Devanagari'" style:font-pitch="variable"/>
    <style:font-face style:name="Noto Sans CJK SC2" svg:font-family="'Noto Sans CJK SC'" style:font-pitch="variable"/>
    <style:font-face style:name="OpenSymbol1" svg:font-family="OpenSymbol, 'Arial Unicode MS'" style:font-pitch="variable"/>
    <style:font-face style:name="Sarabun1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3-24T10:36:00.667389915</dc:date>
    <meta:editing-duration>PT32M13S</meta:editing-duration>
    <meta:editing-cycles>7</meta:editing-cycles>
    <meta:generator>LibreOffice/6.4.7.2$Linux_X86_64 LibreOffice_project/40$Build-2</meta:generator>
    <meta:document-statistic meta:object-count="12"/>
  </office:meta>
</office:document-meta>
</file>